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6cm" fo:min-width="1.398cm"/>
    </style:style>
    <style:style style:name="gr2" style:family="graphic" style:parent-style-name="standard">
      <style:graphic-properties draw:textarea-horizontal-align="justify" draw:textarea-vertical-align="middle" draw:auto-grow-height="false" fo:min-height="0.546cm" fo:min-width="1.536cm"/>
    </style:style>
    <style:style style:name="gr3" style:family="graphic" style:parent-style-name="standard">
      <style:graphic-properties draw:textarea-horizontal-align="justify" draw:textarea-vertical-align="middle" draw:auto-grow-height="false" fo:min-height="1.493cm" fo:min-width="3.704cm"/>
    </style:style>
    <style:style style:name="gr4" style:family="graphic" style:parent-style-name="standard">
      <style:graphic-properties draw:textarea-horizontal-align="justify" draw:textarea-vertical-align="middle" draw:auto-grow-height="false" fo:min-height="1.231cm" fo:min-width="2.886cm"/>
    </style:style>
    <style:style style:name="gr5" style:family="graphic" style:parent-style-name="standard">
      <style:graphic-properties draw:textarea-horizontal-align="justify" draw:textarea-vertical-align="middle" draw:auto-grow-height="false" fo:min-height="1.595cm" fo:min-width="3.5cm"/>
    </style:style>
    <style:style style:name="gr6" style:family="graphic" style:parent-style-name="standard">
      <style:graphic-properties draw:textarea-horizontal-align="justify" draw:textarea-vertical-align="middle" draw:auto-grow-height="false" fo:min-height="1.595cm" fo:min-width="3.295cm"/>
    </style:style>
    <style:style style:name="gr7" style:family="graphic" style:parent-style-name="standard">
      <style:graphic-properties draw:textarea-horizontal-align="justify" draw:textarea-vertical-align="middle" draw:auto-grow-height="false" fo:min-height="1.197cm" fo:min-width="1.019cm"/>
    </style:style>
    <style:style style:name="gr8" style:family="graphic" style:parent-style-name="standard">
      <style:graphic-properties draw:textarea-horizontal-align="justify" draw:textarea-vertical-align="middle" draw:auto-grow-height="false" fo:min-height="1.187cm" fo:min-width="1.389cm"/>
    </style:style>
    <style:style style:name="gr9" style:family="graphic" style:parent-style-name="standard">
      <style:graphic-properties draw:textarea-horizontal-align="justify" draw:textarea-vertical-align="middle" draw:auto-grow-height="false" fo:min-height="0.62cm" fo:min-width="1.722cm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0.1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1cm" fo:min-width="0.1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="solid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 draw:fill-color="#ffffff"/>
      <style:text-properties fo:font-size="18pt" style:font-size-asian="18pt" style:font-size-complex="18pt"/>
    </style:style>
    <style:style style:name="P6" style:family="paragraph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7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4" draw:id="id4" draw:layer="layout" svg:width="3.795cm" svg:height="2.872cm" draw:transform="skewX (-0.00244346095279206) rotate (-0.00209439510239331) translate (15.605cm 8.048cm)">
          <text:p text:style-name="P1"><text:span text:style-name="T1">num &l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1" draw:id="id1" draw:layer="layout" svg:width="2.256cm" svg:height="1.128cm" svg:x="10.887cm" svg:y="1.8cm">
          <text:p text:style-name="P1"><text:span text:style-name="T1">inici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2" xml:id="id2" draw:id="id2" draw:layer="layout" svg:width="4.204cm" svg:height="1.743cm" svg:x="9.862cm" svg:y="4.774cm">
          <text:p text:style-name="P1"><text:span text:style-name="T2">R, A, B, 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3.385cm" svg:height="1.847cm" svg:x="15.81cm" svg:y="4.774cm">
          <text:p text:style-name="P1"><text:span text:style-name="T2">A, B, C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5" draw:text-style-name="P2" xml:id="id5" draw:id="id5" draw:layer="layout" svg:width="4cm" svg:height="1.845cm" svg:x="9.759cm" svg:y="8.57cm">
          <text:p text:style-name="P1"><text:span text:style-name="T1">mod = %(num * -1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6" draw:id="id6" draw:layer="layout" svg:width="3.795cm" svg:height="1.845cm" svg:x="15.605cm" svg:y="12.57cm">
          <text:p text:style-name="P1"><text:span text:style-name="T3">mod = %num <text:s/>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" draw:id="id7" draw:layer="layout" svg:width="2.153cm" svg:height="2.051cm" svg:x="10.685cm" svg:y="12.57cm">
          <text:p text:style-name="P1"><text:span text:style-name="T4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8" draw:text-style-name="P3" xml:id="id8" draw:id="id8" draw:layer="layout" svg:width="2.872cm" svg:height="1.436cm" svg:x="10.377cm" svg:y="16.364cm">
          <text:p text:style-name="P1"><text:span text:style-name="T4">mod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9" draw:text-style-name="P3" xml:id="id9" draw:id="id9" draw:layer="layout" svg:width="2.462cm" svg:height="1.232cm" svg:x="16.528cm" svg:y="16.466cm">
          <text:p text:style-name="P1"><text:span text:style-name="T4">f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4" draw:layer="layout" draw:type="line" svg:x1="12.015cm" svg:y1="2.928cm" svg:x2="11.964cm" svg:y2="4.774cm" draw:start-shape="id1" draw:start-glue-point="6" draw:end-shape="id2" draw:end-glue-point="4" svg:d="M12015 2928l-51 1846" svg:viewBox="0 0 52 1847">
          <text:p text:style-name="P1"><text:span text:style-name="T4"/></text:p>
        </draw:connector>
        <draw:connector draw:style-name="gr10" draw:text-style-name="P4" draw:layer="layout" draw:type="line" svg:x1="14.066cm" svg:y1="5.646cm" svg:x2="15.81cm" svg:y2="5.697cm" draw:start-shape="id2" draw:start-glue-point="7" draw:end-shape="id3" svg:d="M14066 5646l1744 51" svg:viewBox="0 0 1745 52">
          <text:p text:style-name="P1"><text:span text:style-name="T4"/></text:p>
        </draw:connector>
        <draw:connector draw:style-name="gr10" draw:text-style-name="P4" draw:layer="layout" draw:type="line" svg:x1="17.503cm" svg:y1="6.475cm" svg:x2="17.503cm" svg:y2="8.055cm" draw:start-shape="id3" draw:start-glue-point="6" draw:end-shape="id4" draw:end-glue-point="4" svg:d="M17503 6475v1580" svg:viewBox="0 0 1 1581">
          <text:p text:style-name="P1"><text:span text:style-name="T4"/></text:p>
        </draw:connector>
        <draw:connector draw:style-name="gr10" draw:text-style-name="P4" draw:layer="layout" draw:type="line" svg:x1="15.606cm" svg:y1="9.487cm" svg:x2="13.759cm" svg:y2="9.492cm" draw:start-shape="id4" draw:start-glue-point="5" draw:end-shape="id5" draw:end-glue-point="1" svg:d="M15606 9487l-1847 5" svg:viewBox="0 0 1848 6">
          <text:p text:style-name="P1"><text:span text:style-name="T4"/></text:p>
        </draw:connector>
        <draw:connector draw:style-name="gr10" draw:text-style-name="P4" draw:layer="layout" draw:type="line" svg:x1="17.505cm" svg:y1="10.928cm" svg:x2="17.502cm" svg:y2="12.57cm" draw:start-shape="id4" draw:start-glue-point="6" draw:end-shape="id6" draw:end-glue-point="0" svg:d="M17505 10928l-3 1642" svg:viewBox="0 0 4 1643">
          <text:p text:style-name="P1"><text:span text:style-name="T4"/></text:p>
        </draw:connector>
        <draw:connector draw:style-name="gr10" draw:text-style-name="P4" draw:layer="layout" draw:type="line" svg:x1="11.759cm" svg:y1="10.415cm" svg:x2="11.762cm" svg:y2="12.57cm" draw:start-shape="id5" draw:start-glue-point="2" draw:end-shape="id7" draw:end-glue-point="4" svg:d="M11759 10415l3 2155" svg:viewBox="0 0 4 2156">
          <text:p text:style-name="P1"><text:span text:style-name="T4"/></text:p>
        </draw:connector>
        <draw:connector draw:style-name="gr10" draw:text-style-name="P4" draw:layer="layout" draw:type="line" svg:x1="15.605cm" svg:y1="13.492cm" svg:x2="12.838cm" svg:y2="13.596cm" draw:start-shape="id6" draw:start-glue-point="3" draw:end-shape="id7" draw:end-glue-point="10" svg:d="M15605 13492l-2767 104" svg:viewBox="0 0 2768 105">
          <text:p text:style-name="P1"><text:span text:style-name="T4"/></text:p>
        </draw:connector>
        <draw:connector draw:style-name="gr10" draw:text-style-name="P4" draw:layer="layout" draw:type="line" svg:x1="11.762cm" svg:y1="14.621cm" svg:x2="11.813cm" svg:y2="16.364cm" draw:start-shape="id7" draw:start-glue-point="8" draw:end-shape="id8" draw:end-glue-point="4" svg:d="M11762 14621l51 1743" svg:viewBox="0 0 52 1744">
          <text:p text:style-name="P1"><text:span text:style-name="T4"/></text:p>
        </draw:connector>
        <draw:connector draw:style-name="gr10" draw:text-style-name="P4" draw:layer="layout" draw:type="line" svg:x1="13.249cm" svg:y1="17.082cm" svg:x2="16.528cm" svg:y2="17.082cm" draw:start-shape="id8" draw:start-glue-point="7" draw:end-shape="id9" draw:end-glue-point="5" svg:d="M13249 17082h3279" svg:viewBox="0 0 3280 1">
          <text:p text:style-name="P1"><text:span text:style-name="T4"/></text:p>
        </draw:connector>
        <draw:frame draw:style-name="gr11" draw:text-style-name="P5" draw:layer="layout" svg:width="0.841cm" svg:height="1.001cm" svg:x="17.123cm" svg:y="10.723cm">
          <draw:text-box>
            <text:p><text:span text:style-name="T4">n</text:span></text:p>
          </draw:text-box>
        </draw:frame>
        <draw:frame draw:style-name="gr12" draw:text-style-name="P5" draw:layer="layout" svg:width="0.875cm" svg:height="1.001cm" svg:x="14.785cm" svg:y="8.979cm">
          <draw:text-box>
            <text:p><text:span text:style-name="T4">s</text:span></text:p>
          </draw:text-box>
        </draw:frame>
        <draw:frame draw:style-name="gr13" draw:text-style-name="P7" draw:layer="layout" svg:width="6.479cm" svg:height="8.783cm" svg:x="1.243cm" svg:y="4.039cm">
          <draw:text-box>
            <text:p text:style-name="P6">Quadro Resumo</text:p>
            <text:p text:style-name="P6"/>
            <text:p text:style-name="P6">1 - <text:s/>R, A, B, C</text:p>
            <text:p text:style-name="P6"/>
            <text:p text:style-name="P6"><text:span text:style-name="T5">2 – </text:span><text:span text:style-name="T2">A, B, C</text:span></text:p>
            <text:p text:style-name="P6"/>
            <text:p text:style-name="P6">3 – mod = %(num -1)</text:p>
            <text:p text:style-name="P6"><text:s text:c="6"/>ou </text:p>
            <text:p text:style-name="P6"><text:s text:c="6"/>mod = %num</text:p>
            <text:p text:style-name="P6"/>
            <text:p text:style-name="P6">4 - res</text:p>
            <text:p text:style-name="P6"/>
          </draw:text-box>
        </draw:frame>
        <draw:frame draw:style-name="gr13" draw:text-style-name="P7" draw:layer="layout" svg:width="3.711cm" svg:height="0.962cm" svg:x="1.327cm" svg:y="1.7cm">
          <draw:text-box>
            <text:p>Exercício 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8T18:37:07.242011539</meta:creation-date>
    <dc:date>2020-03-18T20:30:03.500191513</dc:date>
    <meta:editing-duration>PT51M42S</meta:editing-duration>
    <meta:editing-cycles>4</meta:editing-cycles>
    <meta:generator>LibreOffice/6.3.2.2$Linux_X86_64 LibreOffice_project/30$Build-2</meta:generator>
    <meta:document-statistic meta:object-count="22"/>
  </office:meta>
</office:document-meta>
</file>